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9.294cm" style:rel-column-width="5269*"/>
    </style:style>
    <style:style style:name="Tableau3.B" style:family="table-column">
      <style:table-column-properties style:column-width="9.707cm" style:rel-column-width="5503*"/>
    </style:style>
    <style:style style:name="Tableau3.1" style:family="table-row">
      <style:table-row-properties style:min-row-height="2.536cm"/>
    </style:style>
    <style:style style:name="Tableau3.A1" style:family="table-cell">
      <style:table-cell-properties fo:padding="0cm" fo:border="non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background-color="transparent" fo:padding="0.097cm" fo:border="none">
        <style:background-image/>
      </style:table-cell-properties>
    </style:style>
    <style:style style:name="Tableau1.B1" style:family="table-cell">
      <style:table-cell-properties fo:padding="0.097cm" fo:border="none"/>
    </style:style>
    <style:style style:name="Tableau4" style:family="table">
      <style:table-properties style:width="19.004cm" fo:margin-left="0cm" table:align="left"/>
    </style:style>
    <style:style style:name="Tableau4.A" style:family="table-column">
      <style:table-column-properties style:column-width="2.812cm"/>
    </style:style>
    <style:style style:name="Tableau4.B" style:family="table-column">
      <style:table-column-properties style:column-width="5.398cm"/>
    </style:style>
    <style:style style:name="Tableau4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97cm" fo:border="0.05pt solid #c0c0c0">
        <style:background-image/>
      </style:table-cell-properties>
    </style:style>
    <style:style style:name="Tableau4.2" style:family="table-row">
      <style:table-row-properties style:min-row-height="0.081cm"/>
    </style:style>
    <style:style style:name="Tableau4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 style:data-style-name="N100">
      <style:table-cell-properties fo:background-color="#e6e6e6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19.002cm" fo:margin-left="0cm" table:align="left"/>
    </style:style>
    <style:style style:name="Tableau5.A" style:family="table-column">
      <style:table-column-properties style:column-width="8.218cm"/>
    </style:style>
    <style:style style:name="Tableau5.B" style:family="table-column">
      <style:table-column-properties style:column-width="5.375cm"/>
    </style:style>
    <style:style style:name="Tableau5.C" style:family="table-column">
      <style:table-column-properties style:column-width="5.41cm"/>
    </style:style>
    <style:style style:name="Tableau5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97cm" fo:border="0.05pt solid #c0c0c0">
        <style:background-image/>
      </style:table-cell-properties>
    </style:style>
    <style:style style:name="Tableau5.2" style:family="table-row">
      <style:table-row-properties style:min-row-height="0.081cm"/>
    </style:style>
    <style:style style:name="Tableau5.A2" style:family="table-cell" style:data-style-name="N100">
      <style:table-cell-properties fo:background-color="transparent" fo:padding="0.097cm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18.99cm" fo:break-before="auto" fo:break-after="auto" table:align="left" fo:keep-with-next="auto"/>
    </style:style>
    <style:style style:name="Tableau2.A" style:family="table-column">
      <style:table-column-properties style:column-width="8.218cm"/>
    </style:style>
    <style:style style:name="Tableau2.B" style:family="table-column">
      <style:table-column-properties style:column-width="2.829cm"/>
    </style:style>
    <style:style style:name="Tableau2.C" style:family="table-column">
      <style:table-column-properties style:column-width="2.563cm"/>
    </style:style>
    <style:style style:name="Tableau2.D" style:family="table-column">
      <style:table-column-properties style:column-width="1.323cm"/>
    </style:style>
    <style:style style:name="Tableau2.E" style:family="table-column">
      <style:table-column-properties style:column-width="4.057cm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97cm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97cm" fo:border="0.05pt solid #c0c0c0">
        <style:background-image/>
      </style:table-cell-properties>
    </style:style>
    <style:style style:name="Tableau2.A2" style:family="table-cell">
      <style:table-cell-properties fo:padding="0.097cm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409cm" fo:keep-together="always"/>
    </style:style>
    <style:style style:name="Tableau2.A3" style:family="table-cell" style:data-style-name="N100">
      <style:table-cell-properties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B3" style:family="table-cell" style:data-style-name="N100">
      <style:table-cell-properties style:vertical-align="middle" fo:background-color="transparent" fo:padding="0.101cm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 style:data-style-name="N100">
      <style:table-cell-properties style:vertical-align="middle" fo:background-color="transparent" fo:padding="0.101cm" fo:border-left="0.05pt solid #c0c0c0" fo:border-right="0.05pt solid #c0c0c0" fo:border-top="none" fo:border-bottom="0.05pt solid #c0c0c0">
        <style:background-image/>
      </style:table-cell-properties>
    </style:style>
    <style:style style:name="Tableau2.7" style:family="table-row">
      <style:table-row-properties style:min-row-height="0.397cm" fo:keep-together="always"/>
    </style:style>
    <style:style style:name="Tableau2.A7" style:family="table-cell" style:data-style-name="N100">
      <style:table-cell-properties fo:background-color="transparent" fo:padding="0.097cm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97a6e6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font-name="Calibri" fo:font-size="10pt" officeooo:paragraph-rsid="01197522" style:font-size-asian="10pt" style:font-size-complex="10pt"/>
    </style:style>
    <style:style style:name="P43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48" style:family="paragraph" style:parent-style-name="Table_20_Contents">
      <style:text-properties style:font-name="Calibri" fo:font-size="10pt" fo:font-weight="bold" officeooo:paragraph-rsid="002789dc" style:font-size-asian="10pt" style:font-weight-asian="bold" style:font-size-complex="10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4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55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56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57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58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8pt" fo:font-weight="normal" officeooo:paragraph-rsid="0128cf7b" style:font-size-asian="8pt" style:font-weight-asian="normal" style:font-size-complex="8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2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64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5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6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67" style:family="paragraph" style:parent-style-name="Standard">
      <style:paragraph-properties fo:padding="0.049cm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68" style:family="paragraph" style:parent-style-name="Table_20_Contents">
      <style:paragraph-properties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69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0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71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pt" fo:font-style="normal" fo:font-weight="normal" officeooo:rsid="003f7786" officeooo:paragraph-rsid="019b4ba0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73" style:family="paragraph" style:parent-style-name="Table_20_Contents">
      <style:paragraph-properties fo:text-align="start" style:justify-single-word="false" fo:background-color="#fff5f0" fo:padding="0.049cm" fo:border="0.06pt solid #999999" style:shadow="none">
        <style:background-image/>
      </style:paragraph-properties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74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9pt" officeooo:paragraph-rsid="004ca476" style:font-size-asian="9pt" style:font-size-complex="9pt"/>
    </style:style>
    <style:style style:name="P76" style:family="paragraph" style:parent-style-name="Table_20_Contents">
      <style:paragraph-properties fo:margin-left="0.123cm" fo:margin-right="-0.009cm" fo:text-indent="0cm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77" style:family="paragraph" style:parent-style-name="Table_20_Contents">
      <style:paragraph-properties fo:margin-left="0.123cm" fo:margin-right="-0.009cm" fo:text-indent="0cm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78" style:family="paragraph" style:parent-style-name="Standard">
      <style:paragraph-properties fo:background-color="#ffff99" fo:padding="0.049cm" fo:border="0.06pt solid #ff3366" style:shadow="none">
        <style:tab-stops/>
        <style:background-image/>
      </style:paragraph-properties>
      <style:text-properties style:font-name="Calibri" fo:font-size="10pt" fo:font-weight="normal" officeooo:paragraph-rsid="01acb76c" style:font-size-asian="10pt" style:font-weight-asian="normal" style:font-size-complex="10pt" style:font-weight-complex="normal"/>
    </style:style>
    <style:style style:name="P79" style:family="paragraph" style:parent-style-name="Table_20_Contents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Calibri" fo:font-size="10pt" officeooo:paragraph-rsid="0186ea4d" style:font-size-asian="10pt" style:font-size-complex="10pt"/>
    </style:style>
    <style:style style:name="P80" style:family="paragraph" style:parent-style-name="Table_20_Contents">
      <style:paragraph-properties fo:text-align="start" style:justify-single-word="false" fo:background-color="transparent" fo:padding="0cm" fo:border="none" style:shadow="none">
        <style:background-image/>
      </style:paragraph-properties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81" style:family="paragraph" style:parent-style-name="Text_20_body">
      <style:text-properties style:font-name="Calibri" officeooo:paragraph-rsid="00f867dd"/>
    </style:style>
    <style:style style:name="P8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85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6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9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2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3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5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7" style:family="text">
      <style:text-properties officeooo:rsid="01197522"/>
    </style:style>
    <style:style style:name="T18" style:family="text">
      <style:text-properties fo:font-size="10.5pt" fo:font-weight="bold" style:font-size-asian="10.5pt" style:font-weight-asian="bold" style:font-size-complex="10.5pt" style:font-weight-complex="bold"/>
    </style:style>
    <style:style style:name="T19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0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1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2" style:family="text">
      <style:text-properties officeooo:rsid="00f4b71e"/>
    </style:style>
    <style:style style:name="T23" style:family="text">
      <style:text-properties officeooo:rsid="01a9e8d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run-through="foreground" style:protect="content" style:wrap="none" style:vertical-pos="middle" style:vertical-rel="baseline" style:horizontal-pos="from-left" style:horizontal-rel="paragraph" draw:fill-color="#ffffff" fo:padding="0cm" fo:border="none" style:shadow="none" draw:shadow-opacity="100%">
        <style:columns fo:column-count="1" fo:column-gap="0cm"/>
      </style:graphic-properties>
    </style: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16"><text:text-input text:description="&lt;company.name&gt;">Company Name</text:text-input></text:span><text:span text:style-name="T8"><text:line-break/></text:span><text:span text:style-name="T10"><text:text-input text:description="&lt;company.street&gt;">Street</text:text-input></text:span><text:span text:style-name="T10"> </text:span><text:span text:style-name="T10"><text:text-input text:description="&lt;company.street2&gt;">street2</text:text-input></text:span><text:span text:style-name="T10"><text:line-break/></text:span><text:span text:style-name="T10"><text:text-input text:description="&lt;company.zip&gt;">Zip</text:text-input></text:span><text:span text:style-name="T10"> </text:span><text:span text:style-name="T10"><text:text-input text:description="&lt;company.city&gt;">City</text:text-input></text:span><text:span text:style-name="T10"> </text:span><text:span text:style-name="T10"><text:text-input text:description="&lt;company.country_id.name&gt;">Country</text:text-input></text:span><text:span text:style-name="T9"><text:line-break/></text:span><text:span text:style-name="T9"><text:text-input text:description="&lt;(company.phone and 'Tél.:           ' or '') + (company.phone and company.phone or '')&gt;">Phone</text:text-input></text:span><text:span text:style-name="T9"><text:line-break/></text:span><text:span text:style-name="T9"><text:text-input text:description="&lt;(company.fax and 'Fax:             ' or '') + (company.fax and company.fax or '')&gt;">Fax</text:text-input></text:span><text:span text:style-name="T9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64"><draw:frame draw:style-name="fr2" draw:name="image: asimage(company.logo,0,697,200,'px')" text:anchor-type="as-char" svg:width="9.592cm" svg:height="2.769cm" draw:z-index="2"><draw:text-box><text:p text:style-name="Frame_20_contents"/></draw:text-box></draw:frame></text:p>
          </table:table-cell>
        </table:table-row>
      </table:table>
      <text:p text:style-name="P66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9"><text:span text:style-name="T15"><text:text-input text:description="&lt;if test=&quot;o.type == 'out' and o.sale_id &quot;&gt;">If</text:text-input></text:span><text:span text:style-name="T15"> </text:span></text:p>
            <text:p text:style-name="P21"><text:text-input text:description="&lt;if test=&quot;o.sale_id.partner_id and o.sale_id.partner_invoice_id&quot;&gt;">If</text:text-input> </text:p>
            <text:p text:style-name="P14">Adresse de <text:span text:style-name="T22">facturation</text:span>:</text:p>
            <text:p text:style-name="P22"><text:text-input text:description="&lt;get_partner_address(o.sale_id.partner_id, o.sale_id.partner_invoice_id, True)&gt;">get_partner_address</text:text-input></text:p>
            <text:p text:style-name="P24"><text:text-input text:description="&lt;/if&gt;">Endif</text:text-input></text:p>
            <text:p text:style-name="P80"><text:text-input text:description="&lt;/if&gt;">Endif</text:text-input></text:p>
          </table:table-cell>
          <table:table-cell table:style-name="Tableau1.B1" office:value-type="string">
            <text:p text:style-name="P69"><text:text-input text:description="&lt;if test=&quot;o.address_id&quot;&gt;">If</text:text-input></text:p>
            <text:p text:style-name="P69"><text:text-input text:description="&lt;if test=&quot;o.type in ('internal', 'out') &quot;&gt;">If</text:text-input></text:p>
            <text:p text:style-name="P72">Adresse de livraison:</text:p>
            <text:p text:style-name="P70"><text:text-input text:description="&lt;/if&gt;">Endif</text:text-input></text:p>
            <text:p text:style-name="P70"><text:text-input text:description="&lt;if test=&quot;o.type == 'in' &quot;&gt;">If</text:text-input></text:p>
            <text:p text:style-name="P73">Adresse de <text:span text:style-name="T23">l'expéditeur</text:span>:</text:p>
            <text:p text:style-name="P70"><text:text-input text:description="&lt;/if&gt;">Endif</text:text-input></text:p>
            <text:p text:style-name="P71"><text:text-input text:description="&lt;get_partner_address(o.address_id.partner_id, o.address_id)&gt;">get_partner_address</text:text-input></text:p>
            <text:p text:style-name="P68"><text:text-input text:description="&lt;/if&gt;">Endif</text:text-input></text:p>
          </table:table-cell>
        </table:table-row>
      </table:table>
      <text:p text:style-name="P65"/>
      <text:p text:style-name="P25"><text:text-input text:description="&lt;if test=&quot;o.type == 'out'&quot;&gt;">If</text:text-input></text:p>
      <text:p text:style-name="P53"><text:span text:style-name="T12">Bon de livraison </text:span><text:span text:style-name="T11"><text:text-input text:description="&lt;o.name&gt;">No</text:text-input></text:span></text:p>
      <text:p text:style-name="P26"><text:text-input text:description="&lt;/if&gt;">Endif</text:text-input></text:p>
      <text:p text:style-name="P26"><text:text-input text:description="&lt;if test=&quot;o.type == 'internal'&quot;&gt;">If</text:text-input></text:p>
      <text:p text:style-name="P54"><text:span text:style-name="T12">Bon de </text:span><text:span text:style-name="T13">préparation</text:span><text:span text:style-name="T12"> </text:span><text:span text:style-name="T11"><text:text-input text:description="&lt;o.name&gt;">No</text:text-input></text:span></text:p>
      <text:p text:style-name="P27"><text:text-input text:description="&lt;/if&gt;">Endif</text:text-input></text:p>
      <text:p text:style-name="P27"><text:text-input text:description="&lt;if test=&quot;o.type == 'in'&quot;&gt;">If</text:text-input></text:p>
      <text:p text:style-name="P55"><text:span text:style-name="T12">Bon de </text:span><text:span text:style-name="T14">réception</text:span><text:span text:style-name="T12"> </text:span><text:span text:style-name="T11"><text:text-input text:description="&lt;o.name&gt;">No</text:text-input></text:span></text:p>
      <text:p text:style-name="P27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10">Date</text:p>
            </table:table-cell>
            <table:table-cell table:style-name="Tableau4.A1" office:value-type="string">
              <text:p text:style-name="P28"><text:text-input text:description="&lt;if test=&quot;o.type in ('in','out')&quot;&gt;">If</text:text-input></text:p>
              <text:p text:style-name="P61"><text:span text:style-name="T21">C</text:span><text:span text:style-name="T20">ommande</text:span></text:p>
              <text:p text:style-name="P28"><text:text-input text:description="&lt;/if&gt;">Endif</text:text-input></text:p>
              <text:p text:style-name="P29"><text:text-input text:description="&lt;if test=&quot;o.type == 'internal' &quot;&gt;">If</text:text-input></text:p>
              <text:p text:style-name="P15">Production</text:p>
              <text:p text:style-name="P29"><text:text-input text:description="&lt;/if&gt;">Endif</text:text-input></text:p>
            </table:table-cell>
            <table:table-cell table:style-name="Tableau4.A1" office:value-type="string">
              <text:p text:style-name="P28"><text:text-input text:description="&lt;if test=&quot;o.type == 'out' &quot;&gt;">If</text:text-input></text:p>
              <text:p text:style-name="P51"><text:span text:style-name="T19">P</text:span><text:span text:style-name="T18">réparateur</text:span></text:p>
              <text:p text:style-name="P28"><text:text-input text:description="&lt;/if&gt;">Endif</text:text-input></text:p>
              <text:p text:style-name="P28"><text:text-input text:description="&lt;if test=&quot;o.type in ('in', 'internal')&quot;&gt;">If</text:text-input></text:p>
              <text:p text:style-name="P13">Demandeur</text:p>
              <text:p text:style-name="P28"><text:text-input text:description="&lt;/if&gt;">Endif</text:text-input></text:p>
            </table:table-cell>
            <table:table-cell table:style-name="Tableau4.D1" office:value-type="string">
              <text:p text:style-name="P62">Reliquat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17"><text:text-input text:description="&lt;if test=&quot;o.date_done&quot;&gt;">If</text:text-input></text:p>
            <text:p text:style-name="P44"><text:text-input text:description="&lt;formatLang(o.date_done,date = True)&gt;">Date</text:text-input></text:p>
            <text:p text:style-name="P17"><text:text-input text:description="&lt;/if&gt;">Endif</text:text-input></text:p>
            <text:p text:style-name="P17"><text:text-input text:description="&lt;if test=&quot;not o.date_done&quot;&gt;">If</text:text-input></text:p>
            <text:p text:style-name="P35"><text:text-input text:description="&lt;formatLang(o.min_date,date = True)&gt;">Date</text:text-input></text:p>
            <text:p text:style-name="P39"><text:text-input text:description="&lt;/if&gt;">Endif</text:text-input></text:p>
          </table:table-cell>
          <table:table-cell table:style-name="Tableau4.A2" office:value-type="float" office:value="0">
            <text:p text:style-name="P28"><text:text-input text:description="&lt;if test=&quot;o.purchase_id&quot;&gt;">If</text:text-input></text:p>
            <text:p text:style-name="P36"><text:text-input text:description="&lt;o.purchase_id.name or ''&gt;">Purchase name</text:text-input></text:p>
            <text:p text:style-name="P40"><text:text-input text:description="&lt;/if&gt;">Endif</text:text-input></text:p>
            <text:p text:style-name="P30"><text:text-input text:description="&lt;if test=&quot;o.sale_id&quot;&gt;">If</text:text-input></text:p>
            <text:p text:style-name="P38"><text:text-input text:description="&lt;o.sale_id.name or ''&gt;">Sale name</text:text-input> </text:p>
            <text:p text:style-name="P41"><text:text-input text:description="&lt;/if&gt;">Endif</text:text-input></text:p>
            <text:p text:style-name="P31"><text:text-input text:description="&lt;if test=&quot;o.type == 'internal' &quot;&gt;">If</text:text-input></text:p>
            <text:p text:style-name="P37"><text:text-input text:description="&lt;get_production_order(o) or 'REF Manager'&gt;">get_production_order</text:text-input></text:p>
            <text:p text:style-name="P41"><text:text-input text:description="&lt;/if&gt;">Endif</text:text-input></text:p>
          </table:table-cell>
          <table:table-cell table:style-name="Tableau4.A2" office:value-type="float" office:value="0">
            <text:p text:style-name="P28"><text:text-input text:description="&lt;if test=&quot;o.type == 'out'&quot;&gt;">If</text:text-input></text:p>
            <text:p text:style-name="P50"><text:text-input text:description="&lt;o.write_uid.name or ''&gt;">Last editor</text:text-input></text:p>
            <text:p text:style-name="P28"><text:text-input text:description="&lt;/if&gt;">Endif</text:text-input></text:p>
            <text:p text:style-name="P28"><text:text-input text:description="&lt;if test=&quot;o.type in ('in','internal')&quot;&gt;">If</text:text-input></text:p>
            <text:p text:style-name="P50"><text:text-input text:description="&lt;get_origin_creator(o)&gt;">Origin creator</text:text-input></text:p>
            <text:p text:style-name="P28"><text:text-input text:description="&lt;/if&gt;">Endif</text:text-input></text:p>
          </table:table-cell>
          <table:table-cell table:style-name="Tableau4.D2" office:value-type="float" office:value="0">
            <text:p text:style-name="P34"><text:text-input text:description="&lt;o.backorder_id and o.backorder_id.name or '---'&gt;">Reliquat</text:text-input></text:p>
          </table:table-cell>
        </table:table-row>
      </table:table>
      <text:p text:style-name="P20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3"><text:text-input text:description="&lt;if test=&quot;o.type in ('in','internal')&quot;&gt;">If</text:text-input></text:p>
              <text:p text:style-name="P85">Origine</text:p>
              <text:p text:style-name="P33"><text:text-input text:description="&lt;/if&gt;">Endif</text:text-input></text:p>
              <text:p text:style-name="P33"><text:text-input text:description="&lt;if test=&quot;o.type == 'out' and o.sale_id &quot;&gt;">If</text:text-input></text:p>
              <text:p text:style-name="P84">Votre référence</text:p>
              <text:p text:style-name="P33"><text:text-input text:description="&lt;/if&gt;">Endif</text:text-input></text:p>
            </table:table-cell>
            <table:table-cell table:style-name="Tableau5.A1" office:value-type="string">
              <text:p text:style-name="P12">Type</text:p>
            </table:table-cell>
            <table:table-cell table:style-name="Tableau5.C1" office:value-type="string">
              <text:p text:style-name="P11">Éta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2"><text:text-input text:description="&lt;if test=&quot;o.type in ('in','internal')&quot;&gt;">If</text:text-input></text:p>
            <text:p text:style-name="P47"><text:text-input text:description="&lt;(o.origin) or ''&gt;">Origine</text:text-input></text:p>
            <text:p text:style-name="P32"><text:text-input text:description="&lt;/if&gt;">Endif</text:text-input></text:p>
            <text:p text:style-name="P32"><text:text-input text:description="&lt;if test=&quot;o.type == 'out' and o.sale_id &quot;&gt;">If</text:text-input></text:p>
            <text:p text:style-name="P83"><text:text-input text:description="&lt;o.sale_id.client_order_ref or ''&gt;">Client ref</text:text-input></text:p>
            <text:p text:style-name="P32"><text:text-input text:description="&lt;/if&gt;">Endif</text:text-input></text:p>
          </table:table-cell>
          <table:table-cell table:style-name="Tableau5.A2" office:value-type="float" office:value="0">
            <text:p text:style-name="P52"><text:text-input text:description="&lt;get_selection_value('stock.picking', 'type', o.type)&gt;">State</text:text-input></text:p>
          </table:table-cell>
          <table:table-cell table:style-name="Tableau5.C2" office:value-type="float" office:value="0">
            <text:p text:style-name="P49"><text:text-input text:description="&lt;get_selection_value('stock.picking', 'state', o.state)&gt;">State</text:text-input></text:p>
          </table:table-cell>
        </table:table-row>
      </table:table>
      <text:p text:style-name="P23"><text:text-input text:description="&lt;if test=&quot;get_message(data)&quot;&gt;">If</text:text-input></text:p>
      <text:p text:style-name="P23"><text:soft-page-break/></text:p>
      <text:p text:style-name="P78"><text:text-input text:description="&lt;format(get_message(data))&gt;">Message</text:text-input> </text:p>
      <text:p text:style-name="P23"><text:text-input text:description="&lt;/if&gt;">Endif</text:text-input></text:p>
      <text:p text:style-name="P19"><text:text-input text:description="&lt;if test=&quot;o.note&quot;&gt;">If</text:text-input></text:p>
      <text:p text:style-name="P16"/>
      <text:p text:style-name="P67"><text:span text:style-name="T3"><text:text-input text:description="&lt;format(o.note or '')&gt;">Notes</text:text-input></text:span> </text:p>
      <text:p text:style-name="P16"><text:text-input text:description="&lt;/if&gt;">Endif</text:text-input></text:p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7">Description </text:p>
            </table:table-cell>
            <table:table-cell table:style-name="Tableau2.A1" office:value-type="string">
              <text:p text:style-name="P8"><text:s/><text:span text:style-name="T17">Qté</text:span></text:p>
            </table:table-cell>
            <table:table-cell table:style-name="Tableau2.A1" office:value-type="string">
              <text:p text:style-name="P9">Date</text:p>
            </table:table-cell>
            <table:table-cell table:style-name="Tableau2.D1" table:number-columns-spanned="2" office:value-type="string">
              <text:p text:style-name="P6">Emplacement</text:p>
            </table:table-cell>
            <table:covered-table-cell/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43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4" office:value-type="float" office:value="0">
            <text:p text:style-name="P48"><text:text-input text:description="&lt;line.product_id.default_code&gt;">Supplier code</text:text-input></text:p>
            <text:p text:style-name="P75"><text:text-input text:description="&lt;line.product_id.name&gt;">Supplier name</text:text-input></text:p>
            <text:p text:style-name="P74"><text:text-input text:description="&lt;if test=&quot;line.name&quot;&gt;">If</text:text-input></text:p>
            <text:p text:style-name="P77"><text:span text:style-name="T6">Ligne</text:span><text:span text:style-name="T5">: </text:span><text:span text:style-name="T7"><text:text-input text:description="&lt;line.name or ''&gt;">Notes</text:text-input></text:span></text:p>
            <text:p text:style-name="P76"><text:text-input text:description="&lt;/if&gt;">Endif</text:text-input></text:p>
          </table:table-cell>
          <table:table-cell table:style-name="Tableau2.B3" table:number-rows-spanned="4" office:value-type="float" office:value="0">
            <text:p text:style-name="P42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B3" table:number-rows-spanned="4" office:value-type="float" office:value="0">
            <text:p text:style-name="P18"><text:text-input text:description="&lt;if test=&quot;line.state =='done'&quot;&gt;">If</text:text-input></text:p>
            <text:p text:style-name="P45"><text:text-input text:description="&lt;formatLang(line.date,date = True)&gt;">Date</text:text-input></text:p>
            <text:p text:style-name="P18"><text:text-input text:description="&lt;/if&gt;">Endif</text:text-input></text:p>
            <text:p text:style-name="P18"><text:text-input text:description="&lt;if test=&quot;line.state &lt;&gt; 'done'&quot;&gt;">If</text:text-input></text:p>
            <text:p text:style-name="P46"><text:text-input text:description="&lt;formatLang(line.date_expected,date = True)&gt;">Date expected</text:text-input></text:p>
            <text:p text:style-name="P18"><text:text-input text:description="&lt;/if&gt;">Endif</text:text-input></text:p>
          </table:table-cell>
          <table:table-cell table:style-name="Tableau2.B3" office:value-type="float" office:value="0">
            <text:p text:style-name="P57">État</text:p>
          </table:table-cell>
          <table:table-cell table:style-name="Tableau2.E3" office:value-type="float" office:value="0">
            <text:p text:style-name="P59"><text:text-input text:description="&lt;get_selection_value('stock.move', 'state', line.state)&gt;">State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58">Origine</text:p>
          </table:table-cell>
          <table:table-cell table:style-name="Tableau2.E3" office:value-type="float" office:value="0">
            <text:p text:style-name="P60"><text:text-input text:description="&lt;line.move_origin or '---'&gt;">Move origi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56">Source</text:p>
          </table:table-cell>
          <table:table-cell table:style-name="Tableau2.E3" office:value-type="float" office:value="0">
            <text:p text:style-name="P63"><text:text-input text:description="&lt;line.location_id.name&gt;">Source locatio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56">Destination</text:p>
          </table:table-cell>
          <table:table-cell table:style-name="Tableau2.E3" office:value-type="float" office:value="0">
            <text:p text:style-name="P63"><text:text-input text:description="&lt;line.location_dest_id.name&gt;">Destination location</text:text-input></text:p>
          </table:table-cell>
        </table:table-row>
        <table:table-row table:style-name="Tableau2.7">
          <table:table-cell table:style-name="Tableau2.A7" table:number-columns-spanned="5" office:value-type="float" office:value="0">
            <text:p text:style-name="P43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cm" fo:margin-bottom="0.80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17cm" svg:y="-0.037cm" svg:width="2cm" draw:z-index="1"><draw:text-box fo:min-height="1.065cm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4-07-24T11:07:35.599000000</dc:date>
    <meta:editing-duration>P1DT1H46M54S</meta:editing-duration>
    <meta:editing-cycles>580</meta:editing-cycles>
    <meta:generator>LibreOffice/4.3.0.2$Windows_x86 LibreOffice_project/14ed55896fdfcb93ff437b85c4f3e1923d2b1409</meta:generator>
    <meta:document-statistic meta:table-count="5" meta:image-count="0" meta:object-count="0" meta:page-count="2" meta:paragraph-count="114" meta:word-count="364" meta:character-count="1109" meta:non-whitespace-character-count="1049"/>
    <meta:user-defined meta:name="Info 1"/>
    <meta:user-defined meta:name="Info 2"/>
    <meta:user-defined meta:name="Info 3"/>
    <meta:user-defined meta:name="Info 4"/>
  </office:meta>
</office:document-meta>
</file>